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5839in"/>
    </style:style>
    <style:style style:name="co31" style:family="table-column">
      <style:table-column-properties fo:break-before="auto" style:column-width="3.9055in"/>
    </style:style>
    <style:style style:name="co12" style:family="table-column">
      <style:table-column-properties fo:break-before="auto" style:column-width="1.2571in"/>
    </style:style>
    <style:style style:name="co33" style:family="table-column">
      <style:table-column-properties fo:break-before="auto" style:column-width="3.5665in"/>
    </style:style>
    <style:style style:name="co34" style:family="table-column">
      <style:table-column-properties fo:break-before="auto" style:column-width="1.3783in"/>
    </style:style>
    <style:style style:name="co27" style:family="table-column">
      <style:table-column-properties fo:break-before="auto" style:column-width="1.2091in"/>
    </style:style>
    <style:style style:name="co28" style:family="table-column">
      <style:table-column-properties fo:break-before="auto" style:column-width="2.8173in"/>
    </style:style>
    <style:style style:name="co17" style:family="table-column">
      <style:table-column-properties fo:break-before="auto" style:column-width="1.2209in"/>
    </style:style>
    <style:style style:name="co18" style:family="table-column">
      <style:table-column-properties fo:break-before="auto" style:column-width="2.5516in"/>
    </style:style>
    <style:style style:name="co19" style:family="table-column">
      <style:table-column-properties fo:break-before="auto" style:column-width="1.2453in"/>
    </style:style>
    <style:style style:name="co20" style:family="table-column">
      <style:table-column-properties fo:break-before="auto" style:column-width="2.878in"/>
    </style:style>
    <style:style style:name="co21" style:family="table-column">
      <style:table-column-properties fo:break-before="auto" style:column-width="2.7689in"/>
    </style:style>
    <style:style style:name="co16" style:family="table-column">
      <style:table-column-properties fo:break-before="auto" style:column-width="1.3492in"/>
    </style:style>
    <style:style style:name="co22" style:family="table-column">
      <style:table-column-properties fo:break-before="auto" style:column-width="1.6075in"/>
    </style:style>
    <style:style style:name="co23" style:family="table-column">
      <style:table-column-properties fo:break-before="auto" style:column-width="0.6165in"/>
    </style:style>
    <style:style style:name="co24" style:family="table-column">
      <style:table-column-properties fo:break-before="auto" style:column-width="1.7772in"/>
    </style:style>
    <style:style style:name="co25" style:family="table-column">
      <style:table-column-properties fo:break-before="auto" style:column-width="4.2118in"/>
    </style:style>
    <style:style style:name="co26" style:family="table-column">
      <style:table-column-properties fo:break-before="auto" style:column-width="1.3236in"/>
    </style:style>
    <style:style style:name="co29" style:family="table-column">
      <style:table-column-properties fo:break-before="auto" style:column-width="1.6047in"/>
    </style:style>
    <style:style style:name="co32" style:family="table-column">
      <style:table-column-properties fo:break-before="auto" style:column-width="3.6728in"/>
    </style:style>
    <style:style style:name="ro4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ro5" style:family="table-row">
      <style:table-row-properties style:row-height="0.3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IC" table:style-name="ta1">
        <table:table-column table:style-name="co16" table:default-cell-style-name="Default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6" table:number-columns-repeated="2" table:default-cell-style-name="Default"/>
        <table:table-column table:style-name="co32" table:default-cell-style-name="Default"/>
        <table:table-column table:style-name="co6" table:number-columns-repeated="1013" table:default-cell-style-name="Default"/>
        <table:table-row table:style-name="ro4">
          <table:table-cell table:style-name="ce15" office:value-type="string">
            <text:p>Type</text:p>
          </table:table-cell>
          <table:table-cell table:style-name="ce15" office:value-type="string">
            <text:p>Base Part #</text:p>
          </table:table-cell>
          <table:table-cell table:style-name="ce15" office:value-type="string">
            <text:p>Family</text:p>
          </table:table-cell>
          <table:table-cell table:style-name="ce15" office:value-type="string">
            <text:p>Part Number</text:p>
          </table:table-cell>
          <table:table-cell table:style-name="ce15" office:value-type="string">
            <text:p>Stock Desc</text:p>
          </table:table-cell>
          <table:table-cell table:style-name="ce15" office:value-type="string">
            <text:p>Package</text:p>
          </table:table-cell>
          <table:table-cell table:style-name="ce15" office:value-type="string">
            <text:p>Source</text:p>
          </table:table-cell>
          <table:table-cell table:style-name="ce15" office:value-type="string">
            <text:p>Source Part #</text:p>
          </table:table-cell>
          <table:table-cell table:style-name="ce15" office:value-type="string">
            <text:p>Quantity</text:p>
          </table:table-cell>
          <table:table-cell table:style-name="ce15" office:value-type="string">
            <text:p>Used</text:p>
          </table:table-cell>
          <table:table-cell table:style-name="ce15" office:value-type="string">
            <text:p>Description</text:p>
          </table:table-cell>
          <table:table-cell/>
          <table:table-cell table:style-name="ce15" table:number-columns-repeated="1012"/>
        </table:table-row>
        <table:table-row table:style-name="ro4">
          <table:table-cell office:value-type="string">
            <text:p>Logic</text:p>
          </table:table-cell>
          <table:table-cell office:value-type="float" office:value="4020">
            <text:p>4020</text:p>
          </table:table-cell>
          <table:table-cell/>
          <table:table-cell office:value-type="float" office:value="4020">
            <text:p>4020</text:p>
          </table:table-cell>
          <table:table-cell office:value-type="string">
            <text:p>CMOS 14Stage Binary/Ripple Ct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float" office:value="4060">
            <text:p>4060</text:p>
          </table:table-cell>
          <table:table-cell/>
          <table:table-cell office:value-type="float" office:value="4060">
            <text:p>4060</text:p>
          </table:table-cell>
          <table:table-cell office:value-type="string">
            <text:p>CMOS 14-Stage Binary Coun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float" office:value="7432">
            <text:p>7432</text:p>
          </table:table-cell>
          <table:table-cell/>
          <table:table-cell office:value-type="float" office:value="7432">
            <text:p>7432</text:p>
          </table:table-cell>
          <table:table-cell office:value-type="string">
            <text:p>7432 - Quad 2-input OR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float" office:value="7486">
            <text:p>7486</text:p>
          </table:table-cell>
          <table:table-cell/>
          <table:table-cell office:value-type="float" office:value="7486">
            <text:p>7486</text:p>
          </table:table-cell>
          <table:table-cell office:value-type="string">
            <text:p>7486 - Quad EXCLUSIVE-OR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2_20</text:p>
          </table:table-cell>
          <table:table-cell office:value-type="string">
            <text:p>LS</text:p>
          </table:table-cell>
          <table:table-cell office:value-type="string">
            <text:p>74LS20</text:p>
          </table:table-cell>
          <table:table-cell office:value-type="string">
            <text:p>Dual 4-input NAND Gate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04</text:p>
          </table:table-cell>
          <table:table-cell office:value-type="string">
            <text:p>HCTLS</text:p>
          </table:table-cell>
          <table:table-cell office:value-type="string">
            <text:p>74HCTLS04</text:p>
          </table:table-cell>
          <table:table-cell office:value-type="string">
            <text:p>CMOS HCT Hex Inver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04</text:p>
          </table:table-cell>
          <table:table-cell office:value-type="string">
            <text:p>HCT</text:p>
          </table:table-cell>
          <table:table-cell office:value-type="string">
            <text:p>74HCT04N</text:p>
          </table:table-cell>
          <table:table-cell office:value-type="string">
            <text:p>CMOS HS HEX INVER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38</text:p>
          </table:table-cell>
          <table:table-cell office:value-type="string">
            <text:p>LS</text:p>
          </table:table-cell>
          <table:table-cell office:value-type="string">
            <text:p>74LS138</text:p>
          </table:table-cell>
          <table:table-cell office:value-type="string">
            <text:p>74LS138 - 3 to 8 Decoder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39</text:p>
          </table:table-cell>
          <table:table-cell office:value-type="string">
            <text:p>LS</text:p>
          </table:table-cell>
          <table:table-cell office:value-type="string">
            <text:p>74LS139</text:p>
          </table:table-cell>
          <table:table-cell office:value-type="string">
            <text:p>74LS139 - 2 to 4 Decoder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1</text:p>
          </table:table-cell>
          <table:table-cell office:value-type="string">
            <text:p>LS</text:p>
          </table:table-cell>
          <table:table-cell office:value-type="string">
            <text:p>74LS151</text:p>
          </table:table-cell>
          <table:table-cell office:value-type="string">
            <text:p>74LS151 - 8-input 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3</text:p>
          </table:table-cell>
          <table:table-cell office:value-type="string">
            <text:p>LS</text:p>
          </table:table-cell>
          <table:table-cell office:value-type="string">
            <text:p>74LS153</text:p>
          </table:table-cell>
          <table:table-cell office:value-type="string">
            <text:p>74LS153 - Dual 4 to 1 Selector/Mult.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4</text:p>
          </table:table-cell>
          <table:table-cell office:value-type="string">
            <text:p>LS</text:p>
          </table:table-cell>
          <table:table-cell office:value-type="string">
            <text:p>74LS154</text:p>
          </table:table-cell>
          <table:table-cell office:value-type="string">
            <text:p>74LS154 - 4 to 16 Line Dec./Demultipl.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HCT</text:p>
          </table:table-cell>
          <table:table-cell table:style-name="Default" office:value-type="string">
            <text:p>74HCT157N,652</text:p>
          </table:table-cell>
          <table:table-cell office:value-type="string">
            <text:p>IC MULTIPLEXER QUAD 2INPUT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HCT</text:p>
          </table:table-cell>
          <table:table-cell table:style-name="Default" office:value-type="string">
            <text:p>74HCT157AP</text:p>
          </table:table-cell>
          <table:table-cell office:value-type="string">
            <text:p>IC MULTIPLEXER QUAD 2INPUT 16DIP (Mislabeled by Sayal)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 office:value-type="string">
            <text:p>Toshiba model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LS</text:p>
          </table:table-cell>
          <table:table-cell office:value-type="string">
            <text:p>74LS157</text:p>
          </table:table-cell>
          <table:table-cell office:value-type="string">
            <text:p>Quad 2To1 Data Selector/MUX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2">
            <text:p>1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HC</text:p>
          </table:table-cell>
          <table:table-cell office:value-type="string">
            <text:p>74HC157</text:p>
          </table:table-cell>
          <table:table-cell office:value-type="string">
            <text:p>Quad 2To1 Data Selector/MUX (mislabeled by Sayal!)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8</text:p>
          </table:table-cell>
          <table:table-cell office:value-type="string">
            <text:p>LS</text:p>
          </table:table-cell>
          <table:table-cell office:value-type="string">
            <text:p>74LS158</text:p>
          </table:table-cell>
          <table:table-cell office:value-type="string">
            <text:p>74LS158 - Quad 2/1 Multiplexer Invert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5">
            <text:p>15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LS</text:p>
          </table:table-cell>
          <table:table-cell office:value-type="string">
            <text:p>74LS164</text:p>
          </table:table-cell>
          <table:table-cell office:value-type="string">
            <text:p>74LS164 - 8-bit Serial Shift Regist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4">
            <text:p>1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HCT</text:p>
          </table:table-cell>
          <table:table-cell office:value-type="string">
            <text:p>74HCT164</text:p>
          </table:table-cell>
          <table:table-cell office:value-type="string">
            <text:p>CMOS-HCT Shift Regis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LS</text:p>
          </table:table-cell>
          <table:table-cell office:value-type="string">
            <text:p>74LS164</text:p>
          </table:table-cell>
          <table:table-cell office:value-type="string">
            <text:p>8 bit Shift Regis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6</text:p>
          </table:table-cell>
          <table:table-cell/>
          <table:table-cell office:value-type="float" office:value="7416">
            <text:p>7416</text:p>
          </table:table-cell>
          <table:table-cell office:value-type="string">
            <text:p>Hex Inverter Buffer/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65</text:p>
          </table:table-cell>
          <table:table-cell office:value-type="string">
            <text:p>LS</text:p>
          </table:table-cell>
          <table:table-cell office:value-type="string">
            <text:p>74LS165</text:p>
          </table:table-cell>
          <table:table-cell office:value-type="string">
            <text:p>74LS165 - 8-bit Ser. Shift Reg Par. Loa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65</text:p>
          </table:table-cell>
          <table:table-cell office:value-type="string">
            <text:p>LS</text:p>
          </table:table-cell>
          <table:table-cell table:style-name="Default" office:value-type="string">
            <text:p>SN74LS165AN</text:p>
          </table:table-cell>
          <table:table-cell office:value-type="string">
            <text:p>IC SHFT REG PAR-LD 8BIT 16-SO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66</text:p>
          </table:table-cell>
          <table:table-cell office:value-type="string">
            <text:p>LS</text:p>
          </table:table-cell>
          <table:table-cell office:value-type="string">
            <text:p>74LS166</text:p>
          </table:table-cell>
          <table:table-cell office:value-type="string">
            <text:p>74LS166 - 8-bit Shift Register Parallel Loa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1</text:p>
          </table:table-cell>
          <table:table-cell office:value-type="string">
            <text:p>LS</text:p>
          </table:table-cell>
          <table:table-cell office:value-type="string">
            <text:p>74LS21</text:p>
          </table:table-cell>
          <table:table-cell office:value-type="string">
            <text:p>74LS21 - Dual 4-input AND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1</text:p>
          </table:table-cell>
          <table:table-cell office:value-type="string">
            <text:p>LS</text:p>
          </table:table-cell>
          <table:table-cell office:value-type="string">
            <text:p>SN74LS21N</text:p>
          </table:table-cell>
          <table:table-cell office:value-type="string">
            <text:p>IC DUAL 4-IN AND GATE 14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office:value-type="string">
            <text:p>74LS244</text:p>
          </table:table-cell>
          <table:table-cell office:value-type="string">
            <text:p>74LS244 - Octal Driver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table:style-name="Default" office:value-type="string">
            <text:p>SN74LS244N</text:p>
          </table:table-cell>
          <table:table-cell office:value-type="string">
            <text:p>IC BUFF/DVR TRI-ST DUAL 20SO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office:value-type="string">
            <text:p>74LS244</text:p>
          </table:table-cell>
          <table:table-cell office:value-type="string">
            <text:p>Octal Buffer/Line 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HCT</text:p>
          </table:table-cell>
          <table:table-cell office:value-type="string">
            <text:p>74HCT244</text:p>
          </table:table-cell>
          <table:table-cell office:value-type="string">
            <text:p>CMOS Octal 3S Buffer/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74LS245</text:p>
          </table:table-cell>
          <table:table-cell office:value-type="string">
            <text:p>74LS245 - Octal Bus Transc.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SN74LS245N</text:p>
          </table:table-cell>
          <table:table-cell office:value-type="string">
            <text:p>IC BUS TRANSCEIVER 8BIT 20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VC</text:p>
          </table:table-cell>
          <table:table-cell office:value-type="string">
            <text:p>74LVC245</text:p>
          </table:table-cell>
          <table:table-cell office:value-type="string">
            <text:p>74LVC245 - Octal Bus Transceiv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HCT</text:p>
          </table:table-cell>
          <table:table-cell office:value-type="string">
            <text:p>74HCT245</text:p>
          </table:table-cell>
          <table:table-cell office:value-type="string">
            <text:p>CMOS Octal 3S NINV BUS/TRANS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HC</text:p>
          </table:table-cell>
          <table:table-cell office:value-type="string">
            <text:p>74HC245</text:p>
          </table:table-cell>
          <table:table-cell office:value-type="string">
            <text:p>CMOS Octal 3S NI BUFFER/RECEI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74LS245</text:p>
          </table:table-cell>
          <table:table-cell office:value-type="string">
            <text:p>Octal Bus Trance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51</text:p>
          </table:table-cell>
          <table:table-cell office:value-type="string">
            <text:p>LS</text:p>
          </table:table-cell>
          <table:table-cell office:value-type="string">
            <text:p>74LS251</text:p>
          </table:table-cell>
          <table:table-cell office:value-type="string">
            <text:p>74LS251 - 8-Channel Multiplexer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51</text:p>
          </table:table-cell>
          <table:table-cell office:value-type="string">
            <text:p>LS</text:p>
          </table:table-cell>
          <table:table-cell office:value-type="string">
            <text:p>SN74LS251N</text:p>
          </table:table-cell>
          <table:table-cell office:value-type="string">
            <text:p>IC 8-IN DATASELCT/MUX 3ST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74LS259 - 8-Bit Addressable Latch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Logic TTL 8bit Addressable Latch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Logic TTL 8bit Addressable Latch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30</text:p>
          </table:table-cell>
          <table:table-cell office:value-type="string">
            <text:p>LS</text:p>
          </table:table-cell>
          <table:table-cell office:value-type="string">
            <text:p>74LS30</text:p>
          </table:table-cell>
          <table:table-cell office:value-type="string">
            <text:p>74LS30 - 8-input NAND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32</text:p>
          </table:table-cell>
          <table:table-cell office:value-type="string">
            <text:p>LS</text:p>
          </table:table-cell>
          <table:table-cell office:value-type="string">
            <text:p>74LS32</text:p>
          </table:table-cell>
          <table:table-cell office:value-type="string">
            <text:p>Quad 2 Input OR Gate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373</text:p>
          </table:table-cell>
          <table:table-cell office:value-type="string">
            <text:p>HCT</text:p>
          </table:table-cell>
          <table:table-cell office:value-type="string">
            <text:p>SN74HCT373N</text:p>
          </table:table-cell>
          <table:table-cell office:value-type="string">
            <text:p>IC OCT D-TYPE LATCH 20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16-5-ND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373</text:p>
          </table:table-cell>
          <table:table-cell office:value-type="string">
            <text:p>HCT</text:p>
          </table:table-cell>
          <table:table-cell office:value-type="string">
            <text:p>SN74HCT373N</text:p>
          </table:table-cell>
          <table:table-cell office:value-type="string">
            <text:p>IC OCT D TRANSP LATCH 20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21-5-ND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4050</text:p>
          </table:table-cell>
          <table:table-cell office:value-type="string">
            <text:p>HC</text:p>
          </table:table-cell>
          <table:table-cell office:value-type="string">
            <text:p>74HC4050N,652</text:p>
          </table:table-cell>
          <table:table-cell office:value-type="string">
            <text:p>IC HEX LEVEL SHIFTER 16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541</text:p>
          </table:table-cell>
          <table:table-cell office:value-type="string">
            <text:p>LS</text:p>
          </table:table-cell>
          <table:table-cell office:value-type="string">
            <text:p>74LS541</text:p>
          </table:table-cell>
          <table:table-cell office:value-type="string">
            <text:p>74LS541 - Octal Buffer/Line Dr.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HC</text:p>
          </table:table-cell>
          <table:table-cell office:value-type="string">
            <text:p>SN74HC595N</text:p>
          </table:table-cell>
          <table:table-cell office:value-type="string">
            <text:p>IC 8-BIT SHIFT REGISTER 16-DIP → latched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00-5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LS</text:p>
          </table:table-cell>
          <table:table-cell office:value-type="string">
            <text:p>74LS595</text:p>
          </table:table-cell>
          <table:table-cell office:value-type="string">
            <text:p>74LS595 - 8-bit Serial-to-Par. Shift Reg <text:s/>→ latch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LS</text:p>
          </table:table-cell>
          <table:table-cell table:style-name="Default" office:value-type="string">
            <text:p>SN74LS595N</text:p>
          </table:table-cell>
          <table:table-cell office:value-type="string">
            <text:p>IC 8BIT SHFT REG OUT LTCH 16DIP <text:s/>→ latched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74</text:p>
          </table:table-cell>
          <table:table-cell office:value-type="string">
            <text:p>LS</text:p>
          </table:table-cell>
          <table:table-cell office:value-type="string">
            <text:p>74LS74</text:p>
          </table:table-cell>
          <table:table-cell office:value-type="string">
            <text:p>Dual D Type Flip Flop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CD4051</text:p>
          </table:table-cell>
          <table:table-cell table:number-columns-repeated="2"/>
          <table:table-cell office:value-type="string">
            <text:p>CD4051 Single 8-ch. Multi.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MCP23008</text:p>
          </table:table-cell>
          <table:table-cell table:number-columns-repeated="2"/>
          <table:table-cell office:value-type="string">
            <text:p>MCP23008 8-Bit I/O Expander with I2C Interfac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5">
          <table:table-cell office:value-type="string">
            <text:p>Memory</text:p>
          </table:table-cell>
          <table:table-cell office:value-type="string">
            <text:p>CY7C1019D</text:p>
          </table:table-cell>
          <table:table-cell/>
          <table:table-cell office:value-type="string">
            <text:p>CY7C1019D-10ZSXI</text:p>
          </table:table-cell>
          <table:table-cell office:value-type="string">
            <text:p>IC SRAM 1MBIT 10NS 32TSOP</text:p>
          </table:table-cell>
          <table:table-cell office:value-type="string">
            <text:p>SOIC32</text:p>
          </table:table-cell>
          <table:table-cell office:value-type="string">
            <text:p>Digikey</text:p>
          </table:table-cell>
          <table:table-cell office:value-type="string">
            <text:p>428-1965-N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Killed 1. Soldered 1 to protoadvantage adaptor (poorly).</text:p>
            <text:p>Soldered to Proto-Advtage SOIC32 adapter WELL: 1</text:p>
          </table:table-cell>
          <table:table-cell table:number-columns-repeated="1013"/>
        </table:table-row>
        <table:table-row table:style-name="ro4">
          <table:table-cell office:value-type="string">
            <text:p>Memory</text:p>
          </table:table-cell>
          <table:table-cell table:number-columns-repeated="2"/>
          <table:table-cell office:value-type="string">
            <text:p>CY7C1007D-10VXI</text:p>
          </table:table-cell>
          <table:table-cell office:value-type="string">
            <text:p>IC SRAM 1MBIT 10NS 28SOJ</text:p>
          </table:table-cell>
          <table:table-cell/>
          <table:table-cell office:value-type="string">
            <text:p>Digikey</text:p>
          </table:table-cell>
          <table:table-cell office:value-type="string">
            <text:p>CY7C1007D-10VXI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Microcontroller</text:p>
          </table:table-cell>
          <table:table-cell office:value-type="string">
            <text:p>ATMEGA1280-16AU</text:p>
          </table:table-cell>
          <table:table-cell/>
          <table:table-cell office:value-type="string">
            <text:p>ATMEGA1280-16AU-ND</text:p>
          </table:table-cell>
          <table:table-cell office:value-type="string">
            <text:p>IC MCU 8BIT 128KB FLASH 100TQFP</text:p>
          </table:table-cell>
          <table:table-cell office:value-type="string">
            <text:p>TQFP100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Microcontroller</text:p>
          </table:table-cell>
          <table:table-cell office:value-type="string">
            <text:p>ATMEGA128A-AU</text:p>
          </table:table-cell>
          <table:table-cell/>
          <table:table-cell office:value-type="string">
            <text:p>ATMEGA128A-AU</text:p>
          </table:table-cell>
          <table:table-cell office:value-type="string">
            <text:p>IC MCU 8BIT 128KB FLASH 64TQFP</text:p>
          </table:table-cell>
          <table:table-cell office:value-type="string">
            <text:p>TQFP64</text:p>
          </table:table-cell>
          <table:table-cell office:value-type="string">
            <text:p>Digikey</text:p>
          </table:table-cell>
          <table:table-cell office:value-type="string">
            <text:p>ATMEGA128A-AU-ND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Microcontroller</text:p>
          </table:table-cell>
          <table:table-cell table:number-columns-repeated="2"/>
          <table:table-cell office:value-type="string">
            <text:p>ATTINY828-AU</text:p>
          </table:table-cell>
          <table:table-cell office:value-type="string">
            <text:p>IC MCU 8BIT 8KB FLASH 32TQFP</text:p>
          </table:table-cell>
          <table:table-cell/>
          <table:table-cell office:value-type="string">
            <text:p>Digikey</text:p>
          </table:table-cell>
          <table:table-cell office:value-type="string">
            <text:p>ATTINY828-AU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Microcontroller</text:p>
          </table:table-cell>
          <table:table-cell table:number-columns-repeated="2"/>
          <table:table-cell office:value-type="string">
            <text:p>ATMEGA644-20PU </text:p>
          </table:table-cell>
          <table:table-cell office:value-type="string">
            <text:p>IC MCU 8BIT 64KB FLASH 40DIP</text:p>
          </table:table-cell>
          <table:table-cell/>
          <table:table-cell office:value-type="string">
            <text:p>Digikey</text:p>
          </table:table-cell>
          <table:table-cell office:value-type="string">
            <text:p>ATMEGA644-20PU-ND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Microcontroller</text:p>
          </table:table-cell>
          <table:table-cell table:number-columns-repeated="2"/>
          <table:table-cell office:value-type="string">
            <text:p>ATMEGA1284-PU</text:p>
          </table:table-cell>
          <table:table-cell office:value-type="string">
            <text:p>IC MCU 8BIT 128KB FLASH 40DIP</text:p>
          </table:table-cell>
          <table:table-cell/>
          <table:table-cell office:value-type="string">
            <text:p>Digikey</text:p>
          </table:table-cell>
          <table:table-cell office:value-type="string">
            <text:p>ATMEGA1284-PU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table:style-name="Default" office:value-type="string">
            <text:p>MAX232</text:p>
          </table:table-cell>
          <table:table-cell table:style-name="Default"/>
          <table:table-cell office:value-type="string">
            <text:p>MAX232CPE</text:p>
          </table:table-cell>
          <table:table-cell office:value-type="string">
            <text:p>Line transceiver 2driver 2rcvr (SERIAL LEVEL ADJUST)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apter" table:style-name="ta1">
        <table:table-column table:style-name="co6" table:default-cell-style-name="Default"/>
        <table:table-column table:style-name="co6" table:number-columns-repeated="2" table:default-cell-style-name="ce12"/>
        <table:table-column table:style-name="co30" table:default-cell-style-name="ce12"/>
        <table:table-column table:style-name="co31" table:default-cell-style-name="Default"/>
        <table:table-column table:style-name="co6" table:number-columns-repeated="1019" table:default-cell-style-name="Default"/>
        <table:table-row table:style-name="ro4">
          <table:table-cell table:style-name="ce11" office:value-type="string">
            <text:p>Type</text:p>
          </table:table-cell>
          <table:table-cell table:style-name="ce11" office:value-type="string">
            <text:p>Base Part #</text:p>
          </table:table-cell>
          <table:table-cell table:style-name="ce11" office:value-type="string">
            <text:p>Family</text:p>
          </table:table-cell>
          <table:table-cell table:style-name="ce11" office:value-type="string">
            <text:p>Part Number</text:p>
          </table:table-cell>
          <table:table-cell table:style-name="ce11" office:value-type="string">
            <text:p>Stock Desc</text:p>
          </table:table-cell>
          <table:table-cell table:style-name="ce11" office:value-type="string">
            <text:p>Package</text:p>
          </table:table-cell>
          <table:table-cell table:style-name="ce11" office:value-type="string">
            <text:p>Source</text:p>
          </table:table-cell>
          <table:table-cell table:style-name="ce11" office:value-type="string">
            <text:p>Source Part #</text:p>
          </table:table-cell>
          <table:table-cell table:style-name="ce11" office:value-type="string">
            <text:p>Quantity</text:p>
          </table:table-cell>
          <table:table-cell table:style-name="ce11" office:value-type="string">
            <text:p>Description</text:p>
          </table:table-cell>
          <table:table-cell table:style-name="ce11" table:number-columns-repeated="1014"/>
        </table:table-row>
        <table:table-row table:style-name="ro4">
          <table:table-cell office:value-type="string">
            <text:p>Adapter</text:p>
          </table:table-cell>
          <table:table-cell table:number-columns-repeated="2"/>
          <table:table-cell office:value-type="string">
            <text:p>PA-SOD3SM18-28</text:p>
          </table:table-cell>
          <table:table-cell office:value-type="string">
            <text:p>ADAPTER 28SOIC TO 28DIP 300MIL</text:p>
          </table:table-cell>
          <table:table-cell/>
          <table:table-cell office:value-type="string">
            <text:p>Digikey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TSOP32 to DIP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SOIC32 to DIP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QFN32 TQFP32 to DIP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SOP/SSOP/TSSOP/SOIC28 double sided adapter</text:p>
          </table:table-cell>
          <table:table-cell/>
          <table:table-cell office:value-type="string">
            <text:p>ebay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PLCC84 to DIP</text:p>
          </table:table-cell>
          <table:table-cell/>
          <table:table-cell office:value-type="string">
            <text:p>ebay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Aptinex TQFP 64/48/32 to DIP</text:p>
          </table:table-cell>
          <table:table-cell/>
          <table:table-cell office:value-type="string">
            <text:p>ebay Lantronix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Aptinex TQFP 64/80/100 to DIP</text:p>
          </table:table-cell>
          <table:table-cell/>
          <table:table-cell office:value-type="string">
            <text:p>ebay Lantronix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</table:table>
      <table:table table:name="Connectors" table:style-name="ta1">
        <table:table-column table:style-name="co6" table:default-cell-style-name="Default"/>
        <table:table-column table:style-name="co6" table:number-columns-repeated="2" table:default-cell-style-name="ce8"/>
        <table:table-column table:style-name="co12" table:default-cell-style-name="ce8"/>
        <table:table-column table:style-name="co33" table:default-cell-style-name="Default"/>
        <table:table-column table:style-name="co6" table:default-cell-style-name="Default"/>
        <table:table-column table:style-name="co34" table:default-cell-style-name="Default"/>
        <table:table-column table:style-name="co6" table:number-columns-repeated="1017" table:default-cell-style-name="Default"/>
        <table:table-row table:style-name="ro4">
          <table:table-cell table:style-name="ce7" office:value-type="string">
            <text:p>Type</text:p>
          </table:table-cell>
          <table:table-cell table:style-name="ce7" office:value-type="string">
            <text:p>Base Part #</text:p>
          </table:table-cell>
          <table:table-cell table:style-name="ce7" office:value-type="string">
            <text:p>Family</text:p>
          </table:table-cell>
          <table:table-cell table:style-name="ce7" office:value-type="string">
            <text:p>Part Number</text:p>
          </table:table-cell>
          <table:table-cell table:style-name="ce7" office:value-type="string">
            <text:p>Stock Desc</text:p>
          </table:table-cell>
          <table:table-cell table:style-name="ce7" office:value-type="string">
            <text:p>Package</text:p>
          </table:table-cell>
          <table:table-cell table:style-name="ce7" office:value-type="string">
            <text:p>Source</text:p>
          </table:table-cell>
          <table:table-cell table:style-name="ce7" office:value-type="string">
            <text:p>Source Part #</text:p>
          </table:table-cell>
          <table:table-cell table:style-name="ce7" office:value-type="string">
            <text:p>Quantity</text:p>
          </table:table-cell>
          <table:table-cell table:style-name="ce7" office:value-type="string">
            <text:p>Description</text:p>
          </table:table-cell>
          <table:table-cell table:style-name="ce7" table:number-columns-repeated="1014"/>
        </table:table-row>
        <table:table-row table:style-name="ro4">
          <table:table-cell office:value-type="string">
            <text:p>Connector</text:p>
          </table:table-cell>
          <table:table-cell table:number-columns-repeated="3"/>
          <table:table-cell office:value-type="string">
            <text:p>DB9 Joystick to right angle DIP breadkout board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number-columns-repeated="3"/>
          <table:table-cell office:value-type="string">
            <text:p>Breadboard-friendly 2.1mm DC barrel jack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number-columns-repeated="2"/>
          <table:table-cell office:value-type="float" office:value="1728310000">
            <text:p>1728310000</text:p>
          </table:table-cell>
          <table:table-cell office:value-type="string">
            <text:p>TERM BLOCK HEADER 6POS 3.5MM BK</text:p>
          </table:table-cell>
          <table:table-cell/>
          <table:table-cell office:value-type="string">
            <text:p>Digikey</text:p>
          </table:table-cell>
          <table:table-cell office:value-type="string">
            <text:p>281-1807-ND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style-name="Default" table:number-columns-repeated="3"/>
          <table:table-cell office:value-type="string">
            <text:p>VGA with Right Angle</text:p>
          </table:table-cell>
          <table:table-cell/>
          <table:table-cell office:value-type="string">
            <text:p>Chinese ebay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style-name="Default" table:number-columns-repeated="3"/>
          <table:table-cell office:value-type="string">
            <text:p>DB9 Joystick to right angle connector</text:p>
          </table:table-cell>
          <table:table-cell/>
          <table:table-cell office:value-type="string">
            <text:p>ebay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</table:table>
      <table:table table:name="Crystals" table:style-name="ta1">
        <table:table-column table:style-name="co6" table:default-cell-style-name="Default"/>
        <table:table-column table:style-name="co6" table:number-columns-repeated="2" table:default-cell-style-name="ce10"/>
        <table:table-column table:style-name="co27" table:default-cell-style-name="ce10"/>
        <table:table-column table:style-name="co28" table:default-cell-style-name="Default"/>
        <table:table-column table:style-name="co6" table:number-columns-repeated="1019" table:default-cell-style-name="Default"/>
        <table:table-row table:style-name="ro4">
          <table:table-cell table:style-name="ce9" office:value-type="string">
            <text:p>Type</text:p>
          </table:table-cell>
          <table:table-cell table:style-name="ce9" office:value-type="string">
            <text:p>Base Part #</text:p>
          </table:table-cell>
          <table:table-cell table:style-name="ce9" office:value-type="string">
            <text:p>Family</text:p>
          </table:table-cell>
          <table:table-cell table:style-name="ce9" office:value-type="string">
            <text:p>Part Number</text:p>
          </table:table-cell>
          <table:table-cell table:style-name="ce9" office:value-type="string">
            <text:p>Stock Desc</text:p>
          </table:table-cell>
          <table:table-cell table:style-name="ce9" office:value-type="string">
            <text:p>Package</text:p>
          </table:table-cell>
          <table:table-cell table:style-name="ce9" office:value-type="string">
            <text:p>Source</text:p>
          </table:table-cell>
          <table:table-cell table:style-name="ce9" office:value-type="string">
            <text:p>Source Part #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Description</text:p>
          </table:table-cell>
          <table:table-cell table:style-name="ce9" table:number-columns-repeated="1014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20.000MHz Crystal Oscillato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30.000MHz Crystal Oscillato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16.0MHZ 18PF THRU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CTX1085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20MHZ HC49/S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30MHZ HC49/U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24MHZ HC49/U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Crystal</text:p>
          </table:table-cell>
          <table:table-cell table:number-columns-repeated="3"/>
          <table:table-cell office:value-type="string">
            <text:p>3.57MHZ NTSC</text:p>
          </table:table-cell>
          <table:table-cell office:value-type="string">
            <text:p>DIP</text:p>
          </table:table-cell>
          <table:table-cell office:value-type="string">
            <text:p>Adrian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1.000MHZ 13PF THRU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X066B-ND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32KHZ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style-name="Default" table:number-columns-repeated="3"/>
          <table:table-cell office:value-type="string">
            <text:p>XTAL 16.0000MHz HC49/U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style-name="Default" table:number-columns-repeated="3"/>
          <table:table-cell office:value-type="string">
            <text:p>XTAL 15.000MHz HC18 LD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style-name="Default" table:number-columns-repeated="3"/>
          <table:table-cell office:value-type="string">
            <text:p>XTAL 16.670MHz HC49/S Low Profile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</table:table>
      <table:table table:name="Misc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7" table:default-cell-style-name="ce2"/>
        <table:table-column table:style-name="co18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LCD</text:p>
          </table:table-cell>
          <table:table-cell table:number-columns-repeated="3"/>
          <table:table-cell office:value-type="string">
            <text:p>Standard LCD 16x2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Terminal</text:p>
          </table:table-cell>
          <table:table-cell table:number-columns-repeated="3"/>
          <table:table-cell office:value-type="string">
            <text:p>Configurable Spring Terminal Blocks - 3 Pin 0.1" Pitch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</table:table>
      <table:table table:name="Power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9" table:default-cell-style-name="ce2"/>
        <table:table-column table:style-name="co20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Power</text:p>
          </table:table-cell>
          <table:table-cell table:number-columns-repeated="3"/>
          <table:table-cell office:value-type="string">
            <text:p>9V battery holder with switch &amp; 5.5mm/2.1mm plug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Power</text:p>
          </table:table-cell>
          <table:table-cell table:number-columns-repeated="3"/>
          <table:table-cell office:value-type="string">
            <text:p>9 VDC 1000mA regulated switching power adapter - UL listed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</table:table>
      <table:table table:name="Socket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2" table:default-cell-style-name="ce2"/>
        <table:table-column table:style-name="co21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IC SOCKET VERT 24POS TIN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SOCKET VERT 40 POS TIN 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IC SOCKET 32POS DIP TIN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16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8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0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4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40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64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16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0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32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IC.A2:IC.K6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 style:data-style-name="N2" text:time-value="0000-00-00T22:15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14:30:12</meta:creation-date>
    <dc:date>2013-05-31T22:50:05</dc:date>
    <meta:editing-duration>PT2H24M44S</meta:editing-duration>
    <meta:editing-cycles>53</meta:editing-cycles>
    <meta:generator>LibreOffice/4.0.2.2$Linux_X86_64 LibreOffice_project/400m0$Build-2</meta:generator>
    <meta:document-statistic meta:table-count="7" meta:cell-count="743" meta:object-count="0"/>
  </office:meta>
</office:document-meta>
</file>